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4</text:p>
          </table:table-cell>
          <table:table-cell office:value-type="string">
            <text:p>Test main features (see above)</text:p>
          </table:table-cell>
          <table:table-cell office:value-type="string">
            <text:p>Check that an error message explains the requirements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4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transport-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environment variables of the OS and in context parameter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without filter and listener in web.xml</text:p>
          </table:table-cell>
          <table:table-cell office:value-type="string">
            <text:p>to be written (and if filter and listener are also in web.xml?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back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4j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java.util.logg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in database reports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 table:number-rows-repeated="653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4/10/2010</text:date>, <text:time>13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0-14T13:52:34.91</dc:date>
    <dc:creator>Emeric Vernat</dc:creator>
    <meta:editing-duration>PT125H03M38S</meta:editing-duration>
    <meta:editing-cycles>85</meta:editing-cycles>
    <meta:generator>OpenOffice.org/3.2$Win32 OpenOffice.org_project/320m18$Build-9502</meta:generator>
    <meta:document-statistic meta:table-count="2" meta:cell-count="916" meta:object-count="0"/>
  </office:meta>
</office:document-meta>
</file>